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hangeLog" style:family="table">
      <style:table-properties style:width="6.925in" table:align="margins"/>
    </style:style>
    <style:style style:name="ChangeLog.A" style:family="table-column">
      <style:table-column-properties style:column-width="1.7313in" style:rel-column-width="16383*"/>
    </style:style>
    <style:style style:name="ChangeLog.A1" style:family="table-cell">
      <style:table-cell-properties fo:padding="0.0382in" fo:border-left="0.05pt solid #000000" fo:border-right="none" fo:border-top="0.05pt solid #000000" fo:border-bottom="0.05pt solid #000000"/>
    </style:style>
    <style:style style:name="ChangeLog.D1" style:family="table-cell">
      <style:table-cell-properties fo:padding="0.0382in" fo:border="0.05pt solid #000000"/>
    </style:style>
    <style:style style:name="ChangeLog.A2" style:family="table-cell">
      <style:table-cell-properties fo:padding="0.0382in" fo:border-left="0.05pt solid #000000" fo:border-right="none" fo:border-top="none" fo:border-bottom="0.05pt solid #000000"/>
    </style:style>
    <style:style style:name="ChangeLog.D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Table_20_Contents">
      <style:paragraph-properties fo:text-align="center" style:justify-single-word="false"/>
      <style:text-properties style:font-name="Liberation Sans" fo:font-size="18pt" style:font-size-asian="15.75pt" style:font-size-complex="18pt"/>
    </style:style>
    <style:style style:name="P4" style:family="paragraph" style:parent-style-name="Table_20_Contents">
      <style:paragraph-properties fo:text-align="center" style:justify-single-word="false"/>
      <style:text-properties style:font-name="Liberation Sans" fo:font-size="18pt" fo:font-weight="bold" style:font-size-asian="15.75pt" style:font-weight-asian="bold" style:font-size-complex="18pt" style:font-weight-complex="bold"/>
    </style:style>
    <style:style style:name="P5" style:family="paragraph" style:parent-style-name="Standard">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fo:font-size="24pt" fo:font-weight="normal" style:font-size-asian="24pt" style:font-weight-asian="normal" style:font-size-complex="24pt" style:font-weight-complex="normal"/>
    </style:style>
    <style:style style:name="P7" style:family="paragraph" style:parent-style-name="Standard">
      <style:paragraph-properties fo:text-align="center" style:justify-single-word="false"/>
      <style:text-properties style:font-name="Liberation Sans" fo:font-size="24pt" fo:font-style="normal" fo:font-weight="normal" style:font-size-asian="24pt" style:font-style-asian="normal" style:font-weight-asian="normal" style:font-size-complex="24pt" style:font-style-complex="normal" style:font-weight-complex="normal"/>
    </style:style>
    <style:style style:name="P8" style:family="paragraph" style:parent-style-name="Standard">
      <style:paragraph-properties fo:text-align="center" style:justify-single-word="fals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9" style:family="paragraph" style:parent-style-name="Standard">
      <style:paragraph-properties fo:text-align="center" style:justify-single-word="false"/>
      <style:text-properties style:font-name="Liberation Sans" fo:font-size="18pt" fo:font-style="italic" fo:font-weight="bold" style:font-size-asian="15.75pt" style:font-style-asian="italic" style:font-weight-asian="bold" style:font-size-complex="18pt" style:font-style-complex="italic" style:font-weight-complex="bold"/>
    </style:style>
    <style:style style:name="P10" style:family="paragraph" style:parent-style-name="Standard">
      <style:paragraph-properties fo:text-align="center" style:justify-single-word="false"/>
      <style:text-properties style:font-name="Liberation Sans" fo:font-size="18pt" fo:font-style="normal" fo:font-weight="bold" style:font-size-asian="15.75pt" style:font-style-asian="normal" style:font-weight-asian="bold" style:font-size-complex="18pt" style:font-style-complex="normal" style:font-weight-complex="bold"/>
    </style:style>
    <style:style style:name="P11" style:family="paragraph" style:parent-style-name="Standard">
      <style:paragraph-properties fo:text-align="center" style:justify-single-word="false"/>
      <style:text-properties style:font-name="Liberation Sans" fo:font-size="18pt" fo:font-style="normal" fo:font-weight="normal" style:font-size-asian="15.75pt" style:font-style-asian="normal" style:font-weight-asian="normal" style:font-size-complex="18pt" style:font-style-complex="normal" style:font-weight-complex="normal"/>
    </style:style>
    <style:style style:name="P12" style:family="paragraph" style:parent-style-name="Standard">
      <style:paragraph-properties fo:text-align="start" style:justify-single-word="false"/>
      <style:text-properties style:font-name="Liberation Sans" fo:font-size="14pt"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text-align="center" style:justify-single-word="false"/>
      <style:text-properties style:font-name="Liberation Sans" fo:font-size="30pt" fo:font-weight="bold" style:font-size-asian="30pt" style:font-weight-asian="bold" style:font-size-complex="30pt" style:font-weight-complex="bold"/>
    </style:style>
    <style:style style:name="P15" style:family="paragraph" style:parent-style-name="Standard">
      <style:paragraph-properties fo:text-align="center" style:justify-single-word="false" fo:break-before="page"/>
      <style:text-properties style:font-name="Liberation Sans" fo:font-size="24pt" fo:font-style="normal" fo:font-weight="bold" style:font-size-asian="24pt" style:font-style-asian="normal" style:font-weight-asian="bold" style:font-size-complex="24pt" style:font-style-complex="normal" style:font-weight-complex="bold"/>
    </style:style>
    <style:style style:name="P16" style:family="paragraph" style:parent-style-name="Heading_20_1">
      <style:paragraph-properties fo:text-align="center" style:justify-single-word="false" fo:break-before="page"/>
      <style:text-properties fo:font-size="24pt" style:font-size-asian="24pt" style:font-size-complex="24pt"/>
    </style:style>
    <style:style style:name="P17" style:family="paragraph" style:parent-style-name="Footer">
      <style:paragraph-properties fo:text-align="center" style:justify-single-word="false"/>
    </style:style>
    <style:style style:name="P18" style:family="paragraph" style:parent-style-name="Heading_20_2">
      <style:paragraph-properties fo:text-align="center" style:justify-single-word="false"/>
      <style:text-properties fo:font-size="20pt" fo:font-style="normal" style:font-size-asian="20pt" style:font-style-asian="normal" style:font-size-complex="20pt" style:font-style-complex="normal"/>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14"><text:bookmark-start text:name="__RefHeading__1312_853950360"/>Battlestar<text:bookmark-end text:name="__RefHeading__1312_853950360"/></text:p>
      <text:p text:style-name="P6">Documentation</text:p>
      <text:p text:style-name="P6"/>
      <text:p text:style-name="P7">Team 11</text:p>
      <text:p text:style-name="P7">David Gay</text:p>
      <text:p text:style-name="P7">Scott Gunther</text:p>
      <text:p text:style-name="P7">Yigit Katkici</text:p>
      <text:p text:style-name="P7">Nathan Osborn</text:p>
      <text:p text:style-name="P7"/>
      <text:p text:style-name="P7">April 17, 2012</text:p>
      <text:p text:style-name="P7">unaccepted Revision 0.1</text:p>
      <text:p text:style-name="P15">Table of Content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1338_853950360" text:style-name="Index_20_Link" text:visited-style-name="Index_20_Link">Change Log<text:tab/>3</text:a></text:p>
          <text:p text:style-name="P2"><text:a xlink:type="simple" xlink:href="#__RefHeading__1340_853950360" text:style-name="Index_20_Link" text:visited-style-name="Index_20_Link">Executive Overview<text:tab/>4</text:a></text:p>
          <text:p text:style-name="P2"><text:a xlink:type="simple" xlink:href="#__RefHeading__1342_853950360" text:style-name="Index_20_Link" text:visited-style-name="Index_20_Link">Audience<text:tab/>5</text:a></text:p>
          <text:p text:style-name="P2"><text:a xlink:type="simple" xlink:href="#__RefHeading__1344_853950360" text:style-name="Index_20_Link" text:visited-style-name="Index_20_Link">Assumptions<text:tab/>6</text:a></text:p>
          <text:p text:style-name="P2"><text:a xlink:type="simple" xlink:href="#__RefHeading__1346_853950360" text:style-name="Index_20_Link" text:visited-style-name="Index_20_Link">Gantt Chart<text:tab/>7</text:a></text:p>
          <text:p text:style-name="P2"><text:a xlink:type="simple" xlink:href="#__RefHeading__1348_853950360" text:style-name="Index_20_Link" text:visited-style-name="Index_20_Link">Program Overview<text:tab/>8</text:a></text:p>
          <text:p text:style-name="P2"><text:a xlink:type="simple" xlink:href="#__RefHeading__1350_853950360" text:style-name="Index_20_Link" text:visited-style-name="Index_20_Link">UML Diagram<text:tab/>9</text:a></text:p>
          <text:p text:style-name="P2"><text:a xlink:type="simple" xlink:href="#__RefHeading__1352_853950360" text:style-name="Index_20_Link" text:visited-style-name="Index_20_Link">Screenshots<text:tab/>10</text:a></text:p>
          <text:p text:style-name="P2"><text:a xlink:type="simple" xlink:href="#__RefHeading__1354_853950360" text:style-name="Index_20_Link" text:visited-style-name="Index_20_Link">Protocols<text:tab/>11</text:a></text:p>
          <text:p text:style-name="P19"><text:a xlink:type="simple" xlink:href="#__RefHeading__1356_853950360" text:style-name="Index_20_Link" text:visited-style-name="Index_20_Link">Chat Interaction<text:tab/>11</text:a></text:p>
          <text:p text:style-name="P2"><text:a xlink:type="simple" xlink:href="#__RefHeading__1358_853950360" text:style-name="Index_20_Link" text:visited-style-name="Index_20_Link">Data<text:tab/>12</text:a></text:p>
          <text:p text:style-name="P2"><text:a xlink:type="simple" xlink:href="#__RefHeading__1360_853950360" text:style-name="Index_20_Link" text:visited-style-name="Index_20_Link">TODO<text:tab/>13</text:a></text:p>
          <text:p text:style-name="P2"><text:a xlink:type="simple" xlink:href="#__RefHeading__1362_853950360" text:style-name="Index_20_Link" text:visited-style-name="Index_20_Link">Issues<text:tab/>14</text:a></text:p>
          <text:p text:style-name="P2"><text:a xlink:type="simple" xlink:href="#__RefHeading__1364_853950360" text:style-name="Index_20_Link" text:visited-style-name="Index_20_Link">License<text:tab/>15</text:a></text:p>
        </text:index-body>
      </text:table-of-content>
      <text:p text:style-name="P13"><text:span text:style-name="T1"/></text:p>
      <text:h text:style-name="P16" text:outline-level="1"><text:bookmark-start text:name="__RefHeading__1338_853950360"/>Change Log<text:bookmark-end text:name="__RefHeading__1338_853950360"/></text:h>
      <text:p text:style-name="P9"><text:span text:style-name="T1">Preferrably, changes are referenced through the git repo log on GitHub. However, this project also requires that we maintain this change log, especially since most team members don't know git. This log lists significant project changes.</text:span></text:p>
      <text:p text:style-name="P9"><text:span text:style-name="T1"/></text:p>
      <text:p text:style-name="P12">Commit history: <text:s/><text:a xlink:type="simple" xlink:href="https://github.com/oddshocks/battlestar/commits/master/"><text:span text:style-name="T2">https://github.com/oddshocks/battlestar/commits/master/</text:span></text:a></text:p>
      <text:p text:style-name="P9"><text:span text:style-name="T1"/></text:p>
      <table:table table:name="ChangeLog" table:style-name="ChangeLog">
        <table:table-column table:style-name="ChangeLog.A" table:number-columns-repeated="4"/>
        <table:table-row>
          <table:table-cell table:style-name="ChangeLog.A1" office:value-type="string">
            <text:p text:style-name="P4">Member</text:p>
          </table:table-cell>
          <table:table-cell table:style-name="ChangeLog.A1" office:value-type="string">
            <text:p text:style-name="P4">Date</text:p>
          </table:table-cell>
          <table:table-cell table:style-name="ChangeLog.A1" office:value-type="string">
            <text:p text:style-name="P4">Message</text:p>
          </table:table-cell>
          <table:table-cell table:style-name="ChangeLog.D1" office:value-type="string">
            <text:p text:style-name="P4">Version</text:p>
          </table:table-cell>
        </table:table-row>
        <table:table-row>
          <table:table-cell table:style-name="ChangeLog.A2" office:value-type="string">
            <text:p text:style-name="P3">David Gay</text:p>
          </table:table-cell>
          <table:table-cell table:style-name="ChangeLog.A2" office:value-type="string">
            <text:p text:style-name="P3">April 11, 2012</text:p>
          </table:table-cell>
          <table:table-cell table:style-name="ChangeLog.A2" office:value-type="string">
            <text:p text:style-name="P3">Created repo</text:p>
          </table:table-cell>
          <table:table-cell table:style-name="ChangeLog.D2" office:value-type="string">
            <text:p text:style-name="P3">Design</text:p>
          </table:table-cell>
        </table:table-row>
        <table:table-row>
          <table:table-cell table:style-name="ChangeLog.A2" office:value-type="string">
            <text:p text:style-name="P3">David Gay</text:p>
          </table:table-cell>
          <table:table-cell table:style-name="ChangeLog.A2" office:value-type="string">
            <text:p text:style-name="P3">April 17, 2012</text:p>
          </table:table-cell>
          <table:table-cell table:style-name="ChangeLog.A2" office:value-type="string">
            <text:p text:style-name="P3">Created design doc</text:p>
          </table:table-cell>
          <table:table-cell table:style-name="ChangeLog.D2" office:value-type="string">
            <text:p text:style-name="P3">Design</text:p>
          </table:table-cell>
        </table:table-row>
        <table:table-row>
          <table:table-cell table:style-name="ChangeLog.A2" office:value-type="string">
            <text:p text:style-name="P3"/>
          </table:table-cell>
          <table:table-cell table:style-name="ChangeLog.A2" office:value-type="string">
            <text:p text:style-name="P3"/>
          </table:table-cell>
          <table:table-cell table:style-name="ChangeLog.A2" office:value-type="string">
            <text:p text:style-name="P3"/>
          </table:table-cell>
          <table:table-cell table:style-name="ChangeLog.D2" office:value-type="string">
            <text:p text:style-name="P3"/>
          </table:table-cell>
        </table:table-row>
      </table:table>
      <text:p text:style-name="P10"><text:span text:style-name="T1"/></text:p>
      <text:h text:style-name="P16" text:outline-level="1"><text:bookmark-start text:name="__RefHeading__1340_853950360"/>Executive Overview<text:bookmark-end text:name="__RefHeading__1340_853950360"/></text:h>
      <text:p text:style-name="P8"/>
      <text:p text:style-name="P11">[Describe the project. May take several paragraphs. (Several pages might be a bit long.)]</text:p>
      <text:p text:style-name="P11"/>
      <text:h text:style-name="P16" text:outline-level="1"><text:bookmark-start text:name="__RefHeading__1342_853950360"/>Audience<text:bookmark-end text:name="__RefHeading__1342_853950360"/></text:h>
      <text:p text:style-name="P8"/>
      <text:p text:style-name="P11">[Who needs to read this document? Not the professor! Who could gain by reading the information in this document?]</text:p>
      <text:h text:style-name="P16" text:outline-level="1"><text:bookmark-start text:name="__RefHeading__1344_853950360"/>Assumptions<text:bookmark-end text:name="__RefHeading__1344_853950360"/></text:h>
      <text:p text:style-name="P8"/>
      <text:p text:style-name="P11">[What do we know we need?]</text:p>
      <text:h text:style-name="P16" text:outline-level="1"><text:bookmark-start text:name="__RefHeading__1346_853950360"/>Gantt Chart<text:bookmark-end text:name="__RefHeading__1346_853950360"/></text:h>
      <text:p text:style-name="P11"/>
      <text:p text:style-name="P11">[Link to project file. Unfortunately, we're required to maintain an MPP file. Micro$oft.]</text:p>
      <text:h text:style-name="P16" text:outline-level="1"><text:bookmark-start text:name="__RefHeading__1348_853950360"/>Program Overview<text:bookmark-end text:name="__RefHeading__1348_853950360"/></text:h>
      <text:p text:style-name="P8"/>
      <text:p text:style-name="P11">[Overview of class and method functionality.]</text:p>
      <text:h text:style-name="P16" text:outline-level="1"><text:bookmark-start text:name="__RefHeading__1350_853950360"/>UML Diagram<text:bookmark-end text:name="__RefHeading__1350_853950360"/></text:h>
      <text:p text:style-name="P8"/>
      <text:p text:style-name="P11">[Will probably design with Dia or ArgoUML]</text:p>
      <text:h text:style-name="P16" text:outline-level="1"><text:bookmark-start text:name="__RefHeading__1352_853950360"/>Screenshots<text:bookmark-end text:name="__RefHeading__1352_853950360"/></text:h>
      <text:p text:style-name="P8"/>
      <text:p text:style-name="P11">[Insert screenshots of different views and functionality.]</text:p>
      <text:h text:style-name="P16" text:outline-level="1"><text:bookmark-start text:name="__RefHeading__1354_853950360"/>Protocols<text:bookmark-end text:name="__RefHeading__1354_853950360"/></text:h>
      <text:p text:style-name="P8"/>
      <text:p text:style-name="P11">[List used port numbers, protocol interface code for client and server, communication class, etc.]</text:p>
      <text:p text:style-name="P11"/>
      <text:h text:style-name="P18" text:outline-level="2"><text:bookmark-start text:name="__RefHeading__1356_853950360"/>Chat Interaction<text:bookmark-end text:name="__RefHeading__1356_853950360"/></text:h>
      <text:p text:style-name="P11"/>
      <text:p text:style-name="P11">[Detail communication between client and server.]</text:p>
      <text:h text:style-name="P16" text:outline-level="1"><text:bookmark-start text:name="__RefHeading__1358_853950360"/>Data<text:bookmark-end text:name="__RefHeading__1358_853950360"/></text:h>
      <text:p text:style-name="P8"/>
      <text:p text:style-name="P11">[List and describe files, URLs, and network connections. Do not include the data itself.]</text:p>
      <text:h text:style-name="P16" text:outline-level="1"><text:bookmark-start text:name="__RefHeading__1360_853950360"/>TODO<text:bookmark-end text:name="__RefHeading__1360_853950360"/></text:h>
      <text:p text:style-name="P8"/>
      <text:p text:style-name="P11">See TODO.md in root directory for prioritized future plans and completed tasks.</text:p>
      <text:h text:style-name="P16" text:outline-level="1"><text:bookmark-start text:name="__RefHeading__1362_853950360"/>Issues<text:bookmark-end text:name="__RefHeading__1362_853950360"/></text:h>
      <text:p text:style-name="P8"/>
      <text:p text:style-name="P11">See the issue tracker for bugs, enhancements, feature requests, and the like.</text:p>
      <text:p text:style-name="P11"/>
      <text:p text:style-name="P11">Issue tracker: <text:a xlink:type="simple" xlink:href="https://github.com/oddshocks/battlestar/issues">https://github.com/oddshocks/battlestar/issues</text:a></text:p>
      <text:h text:style-name="P16" text:outline-level="1"><text:bookmark-start text:name="__RefHeading__1364_853950360"/>License<text:bookmark-end text:name="__RefHeading__1364_853950360"/></text:h>
      <text:p text:style-name="P8"/>
      <text:p text:style-name="P11">We haven't quite discussed the license yet. Since we're using GitHub, it is assumed that everyone's cool with open source. Leaning toward GNU GPL in the interest of education and free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text-properties fo:font-size="20pt" style:font-weight-asian="normal"/>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text-properties fo:font-size="20pt"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0291in" fo:border-left="none" fo:border-right="none" fo:border-top="none" fo:border-bottom="0.06pt solid #000000" style:join-border="false"/>
      <style:text-properties style:font-name="Liberation Sans" fo:font-size="20pt" fo:font-weight="normal" style:font-size-asian="20pt" style:font-weight-asian="normal" style:font-size-complex="20pt" style:font-weight-complex="normal"/>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Battlestar Documentation</text:p>
      </style:header>
      <style:footer>
        <text:p text:style-name="MP2">Page <text:page-number text:select-page="current">15</text:page-number> of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ay</meta:initial-creator>
    <meta:creation-date>2012-04-17T11:20:52</meta:creation-date>
    <meta:generator>LibreOffice/3.5$Linux_X86_64 LibreOffice_project/dc9775d-05ecbee-0851ad3-1586698-727bf66</meta:generator>
    <dc:date>2012-04-17T12:19:13</dc:date>
    <dc:creator>David Gay</dc:creator>
    <meta:editing-duration>PT51M36S</meta:editing-duration>
    <meta:editing-cycles>26</meta:editing-cycles>
    <meta:document-statistic meta:table-count="1" meta:image-count="0" meta:object-count="0" meta:page-count="15" meta:paragraph-count="68" meta:word-count="305" meta:character-count="2008" meta:non-whitespace-character-count="1770"/>
  </office:meta>
</office:document-meta>
</file>